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Predeterminado-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Predeterminado-subtitle">
      <style:graphic-properties draw:stroke="none" svg:stroke-width="0cm" draw:fill="none" draw:fill-color="#ffffff" draw:textarea-vertical-align="top" draw:auto-grow-height="false" fo:min-height="12.573cm" fo:padding-top="0.13cm" fo:padding-bottom="0.13cm" fo:padding-left="0.25cm" fo:padding-right="0.25cm" fo:wrap-option="wrap"/>
    </style:style>
    <style:style style:name="pr3" style:family="presentation" style:parent-style-name="Predeterminado-notes">
      <style:graphic-properties draw:stroke="none" svg:stroke-width="0cm" draw:fill="none" draw:fill-color="#ffffff" draw:textarea-vertical-align="middle" draw:auto-grow-height="false" fo:min-height="11.43cm" fo:padding-top="0.125cm" fo:padding-bottom="0.125cm" fo:padding-left="0.25cm" fo:padding-right="0.25cm" fo:wrap-option="wrap"/>
    </style:style>
    <style:style style:name="pr4" style:family="presentation" style:parent-style-name="Predeterminado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Predeterminado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6" style:family="presentation" style:parent-style-name="Predeterminado_20_1-notes">
      <style:graphic-properties draw:stroke="none" svg:stroke-width="0cm" draw:fill="none" draw:fill-color="#ffffff" draw:textarea-vertical-align="middle" draw:auto-grow-height="false" fo:min-height="11.43cm" fo:padding-top="0.125cm" fo:padding-bottom="0.125cm" fo:padding-left="0.25cm" fo:padding-right="0.25cm" fo:wrap-option="wrap"/>
    </style:style>
    <style:style style:name="P1" style:family="paragraph">
      <style:paragraph-properties fo:margin-left="0cm" fo:margin-right="0cm" fo:margin-top="0cm" fo:margin-bottom="0cm" fo:line-height="100%" fo:text-align="start" fo:text-indent="0cm" style:punctuation-wrap="hanging"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line-height="100%" fo:text-align="start" fo:text-indent="0cm" style:punctuation-wrap="hanging" style:writing-mode="lr-tb">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4" style:family="paragraph">
      <style:paragraph-properties fo:margin-left="0cm" fo:margin-right="0cm" fo:margin-top="0.264cm" fo:margin-bottom="0cm" fo:line-height="100%" fo:text-align="start" fo:text-indent="0cm" style:punctuation-wrap="hanging" style:writing-mode="lr-tb">
        <style:tab-stops>
          <style:tab-stop style:position="0.952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6cm"/>
          <style:tab-stop style:position="14.974cm"/>
          <style:tab-stop style:position="16.222cm"/>
          <style:tab-stop style:position="17.47cm"/>
          <style:tab-stop style:position="18.718cm"/>
          <style:tab-stop style:position="19.966cm"/>
          <style:tab-stop style:position="21.214cm"/>
          <style:tab-stop style:position="22.462cm"/>
          <style:tab-stop style:position="23.71cm"/>
          <style:tab-stop style:position="24.958cm"/>
        </style:tab-stops>
      </style:paragraph-properties>
    </style:style>
    <style:style style:name="P5" style:family="paragraph">
      <style:paragraph-properties fo:margin-left="0.952cm" fo:margin-right="0cm" fo:margin-top="0.185cm" fo:margin-bottom="0cm" fo:line-height="90%" fo:text-align="start" fo:text-indent="-0.947cm" style:punctuation-wrap="hanging" style:writing-mode="lr-tb">
        <style:tab-stops>
          <style:tab-stop style:position="0.952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6cm"/>
          <style:tab-stop style:position="14.974cm"/>
          <style:tab-stop style:position="16.222cm"/>
          <style:tab-stop style:position="17.47cm"/>
          <style:tab-stop style:position="18.718cm"/>
          <style:tab-stop style:position="19.966cm"/>
          <style:tab-stop style:position="21.214cm"/>
          <style:tab-stop style:position="22.462cm"/>
          <style:tab-stop style:position="23.71cm"/>
          <style:tab-stop style:position="24.958cm"/>
        </style:tab-stops>
      </style:paragraph-properties>
    </style:style>
    <style:style style:name="P6" style:family="paragraph">
      <style:paragraph-properties fo:margin-left="0cm" fo:margin-right="0cm" fo:margin-top="0.185cm" fo:margin-bottom="0cm" fo:line-height="90%" fo:text-align="start" fo:text-indent="0cm" style:punctuation-wrap="hanging" style:writing-mode="lr-tb">
        <style:tab-stops>
          <style:tab-stop style:position="0.952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6cm"/>
          <style:tab-stop style:position="14.974cm"/>
          <style:tab-stop style:position="16.222cm"/>
          <style:tab-stop style:position="17.47cm"/>
          <style:tab-stop style:position="18.718cm"/>
          <style:tab-stop style:position="19.966cm"/>
          <style:tab-stop style:position="21.214cm"/>
          <style:tab-stop style:position="22.462cm"/>
          <style:tab-stop style:position="23.71cm"/>
          <style:tab-stop style:position="24.958cm"/>
        </style:tab-stops>
      </style:paragraph-properties>
    </style:style>
    <style:style style:name="P7" style:family="paragraph">
      <style:paragraph-properties fo:margin-left="0.948cm" fo:margin-right="0cm" fo:margin-top="0.264cm" fo:margin-bottom="0cm" fo:line-height="100%" fo:text-align="start" fo:text-indent="-0.947cm" style:punctuation-wrap="hanging" style:writing-mode="lr-tb">
        <style:tab-stops>
          <style:tab-stop style:position="0.952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6cm"/>
          <style:tab-stop style:position="14.974cm"/>
          <style:tab-stop style:position="16.222cm"/>
          <style:tab-stop style:position="17.47cm"/>
          <style:tab-stop style:position="18.718cm"/>
          <style:tab-stop style:position="19.966cm"/>
          <style:tab-stop style:position="21.214cm"/>
          <style:tab-stop style:position="22.462cm"/>
          <style:tab-stop style:position="23.71cm"/>
          <style:tab-stop style:position="24.958cm"/>
        </style:tab-stops>
      </style:paragraph-properties>
    </style:style>
    <style:style style:name="P8" style:family="paragraph">
      <style:paragraph-properties fo:margin-left="0cm" fo:margin-right="0cm" fo:margin-top="0.167cm" fo:margin-bottom="0cm" fo:line-height="80%" fo:text-align="start" fo:text-indent="0cm" style:punctuation-wrap="hanging" style:writing-mode="lr-tb">
        <style:tab-stops>
          <style:tab-stop style:position="0.952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6cm"/>
          <style:tab-stop style:position="14.974cm"/>
          <style:tab-stop style:position="16.222cm"/>
          <style:tab-stop style:position="17.47cm"/>
          <style:tab-stop style:position="18.718cm"/>
          <style:tab-stop style:position="19.966cm"/>
          <style:tab-stop style:position="21.214cm"/>
          <style:tab-stop style:position="22.462cm"/>
          <style:tab-stop style:position="23.71cm"/>
          <style:tab-stop style:position="24.958cm"/>
        </style:tab-stops>
      </style:paragraph-properties>
    </style:style>
    <style:style style:name="P9" style:family="paragraph">
      <style:paragraph-properties fo:margin-left="0.952cm" fo:margin-right="0cm" fo:margin-top="0.264cm" fo:margin-bottom="0cm" fo:line-height="100%" fo:text-align="start" fo:text-indent="-0.947cm" style:punctuation-wrap="hanging" style:writing-mode="lr-tb">
        <style:tab-stops>
          <style:tab-stop style:position="0.952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6cm"/>
          <style:tab-stop style:position="14.974cm"/>
          <style:tab-stop style:position="16.222cm"/>
          <style:tab-stop style:position="17.47cm"/>
          <style:tab-stop style:position="18.718cm"/>
          <style:tab-stop style:position="19.966cm"/>
          <style:tab-stop style:position="21.214cm"/>
          <style:tab-stop style:position="22.462cm"/>
          <style:tab-stop style:position="23.71cm"/>
          <style:tab-stop style:position="24.958cm"/>
        </style:tab-stops>
      </style:paragraph-properties>
    </style:style>
    <style:style style:name="P10" style:family="paragraph">
      <style:paragraph-properties fo:margin-left="0.948cm" fo:margin-right="0cm" fo:margin-top="0.167cm" fo:margin-bottom="0cm" fo:line-height="80%" fo:text-align="start" fo:text-indent="-0.947cm" style:punctuation-wrap="hanging" style:writing-mode="lr-tb">
        <style:tab-stops>
          <style:tab-stop style:position="0.952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6cm"/>
          <style:tab-stop style:position="14.974cm"/>
          <style:tab-stop style:position="16.222cm"/>
          <style:tab-stop style:position="17.47cm"/>
          <style:tab-stop style:position="18.718cm"/>
          <style:tab-stop style:position="19.966cm"/>
          <style:tab-stop style:position="21.214cm"/>
          <style:tab-stop style:position="22.462cm"/>
          <style:tab-stop style:position="23.71cm"/>
          <style:tab-stop style:position="24.958cm"/>
        </style:tab-stops>
      </style:paragraph-properties>
    </style:style>
    <style:style style:name="P11" style:family="paragraph">
      <style:paragraph-properties fo:margin-left="0cm" fo:margin-right="0cm" fo:margin-top="0.229cm" fo:margin-bottom="0cm" fo:line-height="100%" fo:text-align="start" fo:text-indent="0cm" style:punctuation-wrap="hanging" style:writing-mode="lr-tb">
        <style:tab-stops>
          <style:tab-stop style:position="0.952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6cm"/>
          <style:tab-stop style:position="14.974cm"/>
          <style:tab-stop style:position="16.222cm"/>
          <style:tab-stop style:position="17.47cm"/>
          <style:tab-stop style:position="18.718cm"/>
          <style:tab-stop style:position="19.966cm"/>
          <style:tab-stop style:position="21.214cm"/>
          <style:tab-stop style:position="22.462cm"/>
          <style:tab-stop style:position="23.71cm"/>
          <style:tab-stop style:position="24.958cm"/>
        </style:tab-stops>
      </style:paragraph-properties>
    </style:style>
    <style:style style:name="P12" style:family="paragraph">
      <style:paragraph-properties fo:margin-left="0cm" fo:margin-right="0cm" fo:margin-top="0.185cm" fo:margin-bottom="0cm" fo:line-height="80%" fo:text-align="start" fo:text-indent="0cm" style:punctuation-wrap="hanging" style:writing-mode="lr-tb">
        <style:tab-stops>
          <style:tab-stop style:position="0.952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6cm"/>
          <style:tab-stop style:position="14.974cm"/>
          <style:tab-stop style:position="16.222cm"/>
          <style:tab-stop style:position="17.47cm"/>
          <style:tab-stop style:position="18.718cm"/>
          <style:tab-stop style:position="19.966cm"/>
          <style:tab-stop style:position="21.214cm"/>
          <style:tab-stop style:position="22.462cm"/>
          <style:tab-stop style:position="23.71cm"/>
          <style:tab-stop style:position="24.958cm"/>
        </style:tab-stops>
      </style:paragraph-properties>
    </style:style>
    <style:style style:name="T1" style:family="text">
      <style:text-properties fo:color="#006633" style:text-line-through-style="none" fo:font-family="Garamond" style:font-family-generic="roman" fo:font-size="50pt" fo:letter-spacing="normal" fo:font-style="italic" style:text-underline-style="none" fo:font-weight="normal" style:font-family-asian="'Microsoft YaHei'" style:font-size-asian="50pt" style:font-style-asian="italic" style:font-weight-asian="normal" style:font-size-complex="50pt" style:font-style-complex="italic" style:font-weight-complex="normal"/>
    </style:style>
    <style:style style:name="T2" style:family="text">
      <style:text-properties fo:color="#006633" style:text-line-through-style="none" fo:font-family="Arial" style:font-family-generic="roman" fo:font-size="50pt" fo:letter-spacing="normal" fo:font-style="normal" style:text-underline-style="none" fo:font-weight="normal" style:font-family-asian="'Microsoft YaHei'" style:font-size-asian="50pt" style:font-style-asian="normal" style:font-weight-asian="normal" style:font-size-complex="50pt" style:font-style-complex="normal" style:font-weight-complex="normal"/>
    </style:style>
    <style:style style:name="T3" style:family="text">
      <style:text-properties fo:color="#006633" style:text-line-through-style="none" fo:font-family="Garamond" style:font-family-generic="roman" fo:font-size="42pt" fo:letter-spacing="normal" fo:font-style="normal" style:text-underline-style="none" fo:font-weight="normal" style:font-family-asian="'Microsoft YaHei'" style:font-size-asian="42pt" style:font-style-asian="normal" style:font-weight-asian="normal" style:font-size-complex="42pt" style:font-style-complex="normal" style:font-weight-complex="normal"/>
    </style:style>
    <style:style style:name="T4" style:family="text">
      <style:text-properties fo:color="#000000" style:text-line-through-style="none" fo:font-family="Arial" fo:font-size="30pt" fo:letter-spacing="normal" fo:font-style="normal" style:text-underline-style="none" fo:font-weight="normal" style:font-family-asian="'Microsoft YaHei'" style:font-size-asian="30pt" style:font-style-asian="normal" style:font-weight-asian="normal" style:font-family-complex="'Microsoft YaHei'" style:font-size-complex="30pt" style:font-style-complex="normal" style:font-weight-complex="normal"/>
    </style:style>
    <style:style style:name="T5" style:family="text">
      <style:text-properties fo:color="#000000" style:text-line-through-style="none" fo:font-family="Arial" fo:font-size="21pt" fo:letter-spacing="normal" fo:font-style="normal" style:text-underline-style="none" fo:font-weight="normal" style:font-family-asian="'Microsoft YaHei'" style:font-size-asian="21pt" style:font-style-asian="normal" style:font-weight-asian="normal" style:font-family-complex="'Microsoft YaHei'" style:font-size-complex="21pt" style:font-style-complex="normal" style:font-weight-complex="normal"/>
    </style:style>
    <style:style style:name="T6" style:family="text">
      <style:text-properties fo:color="#000000" style:text-line-through-style="none" fo:font-family="Arial" fo:font-size="21pt" fo:letter-spacing="normal" fo:font-style="italic" style:text-underline-style="none" fo:font-weight="normal" style:font-family-asian="'Microsoft YaHei'" style:font-size-asian="21pt" style:font-style-asian="italic" style:font-weight-asian="normal" style:font-family-complex="'Microsoft YaHei'" style:font-size-complex="21pt" style:font-style-complex="italic" style:font-weight-complex="normal"/>
    </style:style>
    <style:style style:name="T7" style:family="text">
      <style:text-properties fo:color="#000000" style:text-line-through-style="none" fo:font-family="Arial" fo:font-size="19pt" fo:letter-spacing="normal" fo:font-style="italic" style:text-underline-style="none" fo:font-weight="normal" style:font-family-asian="'Microsoft YaHei'" style:font-size-asian="19pt" style:font-style-asian="italic" style:font-weight-asian="normal" style:font-family-complex="'Microsoft YaHei'" style:font-size-complex="19pt" style:font-style-complex="italic" style:font-weight-complex="normal"/>
    </style:style>
    <style:style style:name="T8" style:family="text">
      <style:text-properties fo:color="#000000" style:text-line-through-style="none" fo:font-family="Arial" fo:font-size="19pt" fo:letter-spacing="normal" fo:font-style="normal" style:text-underline-style="none" fo:font-weight="normal" style:font-family-asian="'Microsoft YaHei'" style:font-size-asian="19pt" style:font-style-asian="normal" style:font-weight-asian="normal" style:font-family-complex="'Microsoft YaHei'" style:font-size-complex="19pt" style:font-style-complex="normal" style:font-weight-complex="normal"/>
    </style:style>
    <style:style style:name="T9" style:family="text">
      <style:text-properties fo:color="#006633" style:text-line-through-style="none" fo:font-family="Garamond" style:font-family-generic="roman" fo:font-size="38pt" fo:letter-spacing="normal" fo:font-style="normal" style:text-underline-style="none" fo:font-weight="normal" style:font-family-asian="'Microsoft YaHei'" style:font-size-asian="38pt" style:font-style-asian="normal" style:font-weight-asian="normal" style:font-size-complex="38pt" style:font-style-complex="normal" style:font-weight-complex="normal"/>
    </style:style>
    <style:style style:name="T10" style:family="text">
      <style:text-properties fo:color="#000000" style:text-line-through-style="none" fo:font-family="Arial" fo:font-size="26pt" fo:letter-spacing="normal" fo:font-style="italic" style:text-underline-style="none" fo:font-weight="normal" style:font-family-asian="'Microsoft YaHei'" style:font-size-asian="26pt" style:font-style-asian="italic" style:font-weight-asian="normal" style:font-family-complex="'Microsoft YaHei'" style:font-size-complex="26pt" style:font-style-complex="italic" style:font-weight-complex="normal"/>
    </style:style>
    <style:style style:name="T11" style:family="text">
      <style:text-properties fo:color="#006633" style:text-line-through-style="none" fo:font-family="Garamond" style:font-family-generic="roman" fo:font-size="38pt" fo:letter-spacing="normal" fo:font-style="normal" style:text-underline-style="none" fo:font-weight="bold" style:font-family-asian="'Microsoft YaHei'" style:font-size-asian="38pt" style:font-style-asian="normal" style:font-weight-asian="bold" style:font-size-complex="38pt" style:font-style-complex="normal" style:font-weight-complex="bold"/>
    </style:style>
    <style:style style:name="T12" style:family="text">
      <style:text-properties fo:color="#000000" style:text-line-through-style="none" fo:font-family="Arial" fo:font-size="30pt" fo:letter-spacing="normal" fo:font-style="italic" style:text-underline-style="none" fo:font-weight="normal" style:font-family-asian="'Microsoft YaHei'" style:font-size-asian="30pt" style:font-style-asian="italic" style:font-weight-asian="normal" style:font-family-complex="'Microsoft YaHei'" style:font-size-complex="30pt" style:font-style-complex="italic" style:font-weight-complex="normal"/>
    </style:style>
    <style:style style:name="T13" style:family="text">
      <style:text-properties fo:color="#000000" style:text-line-through-style="none" fo:font-family="Arial" fo:font-size="26pt" fo:letter-spacing="normal" fo:font-style="normal" style:text-underline-style="none" fo:font-weight="normal" style:font-family-asian="'Microsoft YaHei'" style:font-size-asian="26pt" style:font-style-asian="normal" style:font-weight-asian="normal" style:font-family-complex="'Microsoft YaHei'" style:font-size-complex="26pt" style:font-style-complex="normal" style:font-weight-complex="normal"/>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Wingdings" fo:color="#cc9900" fo:font-size="6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style:text-properties fo:color="#cc9900" fo:font-size="6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Aspectos Legales de la explotación Informática" draw:style-name="dp1" draw:master-page-name="Predeterminado">
        <draw:frame draw:name="Title 1" presentation:style-name="pr1" draw:text-style-name="P2" draw:layer="layout" svg:width="21.174cm" svg:height="4.868cm" svg:x="2.539cm" svg:y="4.232cm" presentation:class="title" presentation:user-transformed="true">
          <draw:text-box>
            <text:p text:style-name="P1"><text:span text:style-name="T1">Aspectos Legales de la explotación Informática</text:span></text:p>
          </draw:text-box>
        </draw:frame>
        <draw:frame draw:name="Subtitle 2" presentation:style-name="pr2" draw:text-style-name="P2" draw:layer="layout" svg:width="18.203cm" svg:height="4.867cm" svg:x="5.503cm" svg:y="11.007cm" presentation:class="subtitle" presentation:user-transformed="true">
          <draw:text-box>
            <text:p text:style-name="P3"><text:span text:style-name="T2">Contrato de desarrollo de página Web</text:span></text:p>
          </draw:text-box>
        </draw:frame>
        <presentation:notes draw:style-name="dp2">
          <draw:page-thumbnail draw:name="Slide Image Placeholder 1" draw:style-name="gr1" draw:layer="layout" svg:width="7.143cm" svg:height="9.524cm" svg:x="5.953cm" svg:y="1.931cm" draw:page-number="1" presentation:class="page"/>
          <draw:frame draw:name="Notes Placeholder 2" presentation:style-name="pr3" draw:text-style-name="P2" draw:layer="layout" svg:width="15.239cm" svg:height="11.429cm" svg:x="1.905cm" svg:y="12.065cm" presentation:class="notes" presentation:user-transformed="true">
            <draw:text-box>
              <text:p/>
            </draw:text-box>
          </draw:frame>
        </presentation:notes>
      </draw:page>
      <draw:page draw:name="Encabezamiento" draw:style-name="dp1" draw:master-page-name="Predeterminado_20_1">
        <draw:frame draw:name="Title 1" presentation:style-name="pr4" draw:text-style-name="P2" draw:layer="layout" svg:width="22.859cm" svg:height="3.165cm" svg:x="1.27cm" svg:y="0.772cm" presentation:class="title" presentation:user-transformed="true">
          <draw:text-box>
            <text:p text:style-name="P1"><text:span text:style-name="T3">Encabezamiento</text:span></text:p>
          </draw:text-box>
        </draw:frame>
        <draw:frame draw:name="Text Placeholder 2" presentation:style-name="pr5" draw:text-style-name="P2" draw:layer="layout" svg:width="22.859cm" svg:height="12.584cm" svg:x="1.27cm" svg:y="4.444cm" presentation:class="outline" presentation:user-transformed="true">
          <draw:text-box>
            <text:list text:style-name="L3">
              <text:list-item>
                <text:p text:style-name="P4"><text:span text:style-name="T4">Identifica a las partes y sus representantes</text:span></text:p>
              </text:list-item>
              <text:list-item>
                <text:p text:style-name="P4"><text:span text:style-name="T4">Constituye los domicilios</text:span></text:p>
              </text:list-item>
              <text:list-item>
                <text:p text:style-name="P4"><text:span text:style-name="T4">Permite establecer la intención de celebrar un tipo contractual determinado</text:span></text:p>
              </text:list-item>
            </text:list>
          </draw:text-box>
        </draw:frame>
        <presentation:notes draw:style-name="dp2">
          <draw:page-thumbnail draw:name="Slide Image Placeholder 1" draw:style-name="gr1" draw:layer="layout" svg:width="7.143cm" svg:height="9.524cm" svg:x="5.953cm" svg:y="1.931cm" draw:page-number="2" presentation:class="page"/>
          <draw:frame draw:name="Notes Placeholder 2" presentation:style-name="pr6" draw:text-style-name="P2" draw:layer="layout" svg:width="15.239cm" svg:height="11.429cm" svg:x="1.905cm" svg:y="12.065cm" presentation:class="notes" presentation:user-transformed="true">
            <draw:text-box>
              <text:p/>
            </draw:text-box>
          </draw:frame>
        </presentation:notes>
      </draw:page>
      <draw:page draw:name="Encabezamiento Ejemplo" draw:style-name="dp1" draw:master-page-name="Predeterminado_20_1">
        <draw:frame draw:name="Title 1" presentation:style-name="pr4" draw:text-style-name="P2" draw:layer="layout" svg:width="22.859cm" svg:height="3.165cm" svg:x="1.27cm" svg:y="0.772cm" presentation:class="title" presentation:user-transformed="true">
          <draw:text-box>
            <text:p text:style-name="P1"><text:span text:style-name="T3">Encabezamiento Ejemplo</text:span></text:p>
          </draw:text-box>
        </draw:frame>
        <draw:frame draw:name="Text Placeholder 2" presentation:style-name="pr5" draw:text-style-name="P2" draw:layer="layout" svg:width="22.859cm" svg:height="12.584cm" svg:x="1.27cm" svg:y="4.444cm" presentation:class="outline" presentation:user-transformed="true">
          <draw:text-box>
            <text:p text:style-name="P5"><text:span text:style-name="T5"/></text:p>
            <text:list text:style-name="L3">
              <text:list-item>
                <text:p text:style-name="P6"><text:span text:style-name="T6">Entre “Cayo s.a.”, con domicilio en la calle 51 nº 1129 de la Ciudad de La Plata representada en este acto por el sr. Juan Perez, DNI 22.222.222 en su carácter del presidente del directorio, según surge del acta asamblearia del 11/12/07 que se acompaña a la presentes, a quien en lo sucesivo y para los efectos del presente contrato se le denominará el desarrollador y por la otra parte “Sempronio SRL ”, con domicilio en la calle 14 nº 679 depto 4 de La Plata, <text:s/>representada en este acto por el señor Luis Ramirez, quien acredita identidad mediante DNI 23.232.232 en su carácter de Gerente, a quien en lo sucesivo y para los efectos del presente contrato se le denominará el cliente, acuerdan celebrar el presente contrato de desarrollo de página web de conformidad con las siguientes declaraciones y cláusulas</text:span></text:p>
              </text:list-item>
            </text:list>
          </draw:text-box>
        </draw:frame>
        <presentation:notes draw:style-name="dp2">
          <draw:page-thumbnail draw:name="Slide Image Placeholder 1" draw:style-name="gr1" draw:layer="layout" svg:width="7.143cm" svg:height="9.524cm" svg:x="5.953cm" svg:y="1.931cm" draw:page-number="3" presentation:class="page"/>
          <draw:frame draw:name="Notes Placeholder 2" presentation:style-name="pr6" draw:text-style-name="P2" draw:layer="layout" svg:width="15.239cm" svg:height="11.429cm" svg:x="1.905cm" svg:y="12.065cm" presentation:class="notes" presentation:user-transformed="true">
            <draw:text-box>
              <text:p/>
            </draw:text-box>
          </draw:frame>
        </presentation:notes>
      </draw:page>
      <draw:page draw:name="Objeto" draw:style-name="dp1" draw:master-page-name="Predeterminado_20_1">
        <draw:frame draw:name="Title 1" presentation:style-name="pr4" draw:text-style-name="P2" draw:layer="layout" svg:width="22.859cm" svg:height="3.165cm" svg:x="1.27cm" svg:y="0.772cm" presentation:class="title" presentation:user-transformed="true">
          <draw:text-box>
            <text:p text:style-name="P1"><text:span text:style-name="T3">Objeto</text:span></text:p>
          </draw:text-box>
        </draw:frame>
        <draw:frame draw:name="Text Placeholder 2" presentation:style-name="pr5" draw:text-style-name="P2" draw:layer="layout" svg:width="22.859cm" svg:height="12.584cm" svg:x="1.27cm" svg:y="4.444cm" presentation:class="outline" presentation:user-transformed="true">
          <draw:text-box>
            <text:list text:style-name="L3">
              <text:list-item>
                <text:p text:style-name="P4"><text:span text:style-name="T4">Define Qué contratamos</text:span></text:p>
              </text:list-item>
              <text:list-item>
                <text:p text:style-name="P4"><text:span text:style-name="T4">Su complejidad varía según las características técnicas del sitio</text:span></text:p>
              </text:list-item>
              <text:list-item>
                <text:p text:style-name="P4"><text:span text:style-name="T4">Puede ser definido en el propio contrato o en un anexo</text:span></text:p>
              </text:list-item>
            </text:list>
            <text:p text:style-name="P7"><text:span text:style-name="T4"/></text:p>
          </draw:text-box>
        </draw:frame>
        <presentation:notes draw:style-name="dp2">
          <draw:page-thumbnail draw:name="Slide Image Placeholder 1" draw:style-name="gr1" draw:layer="layout" svg:width="7.143cm" svg:height="9.524cm" svg:x="5.953cm" svg:y="1.931cm" draw:page-number="4" presentation:class="page"/>
          <draw:frame draw:name="Notes Placeholder 2" presentation:style-name="pr6" draw:text-style-name="P2" draw:layer="layout" svg:width="15.239cm" svg:height="11.429cm" svg:x="1.905cm" svg:y="12.065cm" presentation:class="notes" presentation:user-transformed="true">
            <draw:text-box>
              <text:p/>
            </draw:text-box>
          </draw:frame>
        </presentation:notes>
      </draw:page>
      <draw:page draw:name="Objeto - Ejemplos" draw:style-name="dp1" draw:master-page-name="Predeterminado_20_1">
        <draw:frame draw:name="Title 1" presentation:style-name="pr4" draw:text-style-name="P2" draw:layer="layout" svg:width="22.859cm" svg:height="3.165cm" svg:x="1.27cm" svg:y="0.772cm" presentation:class="title" presentation:user-transformed="true">
          <draw:text-box>
            <text:p text:style-name="P1"><text:span text:style-name="T3">Objeto - Ejemplos</text:span></text:p>
          </draw:text-box>
        </draw:frame>
        <draw:frame draw:name="Text Placeholder 2" presentation:style-name="pr5" draw:text-style-name="P2" draw:layer="layout" svg:width="22.859cm" svg:height="12.584cm" svg:x="1.27cm" svg:y="4.444cm" presentation:class="outline" presentation:user-transformed="true">
          <draw:text-box>
            <text:list text:style-name="L3">
              <text:list-item>
                <text:p text:style-name="P8"><text:span text:style-name="T7">PRIMERA.- El objeto del presente contrato es la elaboración de un nuevo sitio web para el Cliente, mismo que quedará ubicado en la dirección electrónica “www.ejemplo.com”, el cual consistirá en un sitio de 5 paginas programadas en HTML, de las cuales la primera será la bienvenida con índice 2 contendrán texto 1 texto e imagen y una la dirección y forma de contactar al cliente.</text:span><text:span text:style-name="T7"><text:line-break/></text:span><text:span text:style-name="T7"/></text:p>
              </text:list-item>
              <text:list-item>
                <text:p text:style-name="P8"><text:span text:style-name="T7">PRIMERA.- El objeto del presente contrato es elaborar un sitio web para el Cliente, cuyo contenido se describe en el anexo “I” y que firmado por las partes forma parte integral del presente contrato</text:span><text:span text:style-name="T8">.</text:span><text:span text:style-name="T8"><text:line-break/></text:span><text:span text:style-name="T8"/></text:p>
              </text:list-item>
              <text:list-item>
                <text:p text:style-name="P8"><text:span text:style-name="T7">PRIMERA.- El objeto del presente contrato es elaborar un sitio web para el Cliente.</text:span><text:span text:style-name="T7"><text:line-break/></text:span><text:span text:style-name="T7">SEGUNDA.- El sitio web estará programado en flash y contendrá el catálogo de 45 productos que el cliente maneja como línea de regalos navideños, el cual estará optimizado para pesar menos de 500 mb (quinientos mega bites) con un tiempo de descarga menos a 30 segundos en una conexión de 1024 Kbps.</text:span></text:p>
              </text:list-item>
            </text:list>
          </draw:text-box>
        </draw:frame>
        <presentation:notes draw:style-name="dp2">
          <draw:page-thumbnail draw:name="Slide Image Placeholder 1" draw:style-name="gr1" draw:layer="layout" svg:width="7.143cm" svg:height="9.524cm" svg:x="5.953cm" svg:y="1.931cm" draw:page-number="5" presentation:class="page"/>
          <draw:frame draw:name="Notes Placeholder 2" presentation:style-name="pr6" draw:text-style-name="P2" draw:layer="layout" svg:width="15.239cm" svg:height="11.429cm" svg:x="1.905cm" svg:y="12.065cm" presentation:class="notes" presentation:user-transformed="true">
            <draw:text-box>
              <text:p/>
            </draw:text-box>
          </draw:frame>
        </presentation:notes>
      </draw:page>
      <draw:page draw:name="Obligaciones de las partes&#10;Pago del precio" draw:style-name="dp1" draw:master-page-name="Predeterminado_20_1">
        <draw:frame draw:name="Title 1" presentation:style-name="pr4" draw:text-style-name="P2" draw:layer="layout" svg:width="22.859cm" svg:height="3.165cm" svg:x="1.27cm" svg:y="0.772cm" presentation:class="title" presentation:user-transformed="true">
          <draw:text-box>
            <text:p text:style-name="P1"><text:span text:style-name="T9">Obligaciones de las partes</text:span><text:span text:style-name="T9"><text:line-break/></text:span><text:span text:style-name="T9">Pago del precio</text:span></text:p>
          </draw:text-box>
        </draw:frame>
        <draw:frame draw:name="Text Placeholder 2" presentation:style-name="pr5" draw:text-style-name="P2" draw:layer="layout" svg:width="22.859cm" svg:height="12.584cm" svg:x="1.27cm" svg:y="4.444cm" presentation:class="outline" presentation:user-transformed="true">
          <draw:text-box>
            <text:list text:style-name="L3">
              <text:list-item>
                <text:p text:style-name="P4"><text:span text:style-name="T4">Libertad en la forma de celebración: Se puede realizar por una suma fija o variable</text:span></text:p>
              </text:list-item>
              <text:list-item>
                <text:p text:style-name="P4"><text:span text:style-name="T4">Asimismo puede realizarse en pagos parciales o en único pago antes o después de la celebración del contrato</text:span></text:p>
              </text:list-item>
              <text:list-item>
                <text:p text:style-name="P4"><text:span text:style-name="T4">En el caso del saldo de precio a la entrega del sistema debe tenerse en cuenta el test de aceptación</text:span></text:p>
              </text:list-item>
            </text:list>
          </draw:text-box>
        </draw:frame>
        <presentation:notes draw:style-name="dp2">
          <draw:page-thumbnail draw:name="Slide Image Placeholder 1" draw:style-name="gr1" draw:layer="layout" svg:width="7.143cm" svg:height="9.524cm" svg:x="5.953cm" svg:y="1.931cm" draw:page-number="6" presentation:class="page"/>
          <draw:frame draw:name="Notes Placeholder 2" presentation:style-name="pr6" draw:text-style-name="P2" draw:layer="layout" svg:width="15.239cm" svg:height="11.429cm" svg:x="1.905cm" svg:y="12.065cm" presentation:class="notes" presentation:user-transformed="true">
            <draw:text-box>
              <text:p/>
            </draw:text-box>
          </draw:frame>
        </presentation:notes>
      </draw:page>
      <draw:page draw:name="Ejemplos" draw:style-name="dp1" draw:master-page-name="Predeterminado_20_1">
        <draw:frame draw:name="Title 1" presentation:style-name="pr4" draw:text-style-name="P2" draw:layer="layout" svg:width="22.859cm" svg:height="3.165cm" svg:x="1.27cm" svg:y="0.772cm" presentation:class="title" presentation:user-transformed="true">
          <draw:text-box>
            <text:p text:style-name="P1"><text:span text:style-name="T3">Ejemplos</text:span></text:p>
          </draw:text-box>
        </draw:frame>
        <draw:frame draw:name="Text Placeholder 2" presentation:style-name="pr5" draw:text-style-name="P2" draw:layer="layout" svg:width="22.859cm" svg:height="12.584cm" svg:x="1.27cm" svg:y="4.444cm" presentation:class="outline" presentation:user-transformed="true">
          <draw:text-box>
            <text:list text:style-name="L3">
              <text:list-item>
                <text:p text:style-name="P8"><text:span text:style-name="T7">CUARTA.- El precio del presente contrato que deberá pagar el Cliente a el Desarrollador es de $20,000.00 (veinte mil pesos),pagaderos al momento de solicitar el trabajo de desarrollo de sitio web descrito en la cláusula anterior</text:span><text:span text:style-name="T7"><text:line-break/></text:span><text:span text:style-name="T7"/></text:p>
              </text:list-item>
              <text:list-item>
                <text:p text:style-name="P8"><text:span text:style-name="T7">CUARTA.- El precio del presente contrato que deberá pagar el Cliente a el Desarrollador es de $20,000.00 (veinte mil pesos 00/100 moneda nacional) más el Impuesto al Valor Agregado.</text:span><text:span text:style-name="T7"><text:line-break/></text:span><text:span text:style-name="T7"><text:line-break/></text:span><text:span text:style-name="T7">QUINTA.- Los pagos se realizarán de la siguiente manera:</text:span><text:span text:style-name="T7"><text:line-break/></text:span><text:span text:style-name="T7">i) Un pago por la cantidad de $6,000.00 (seis mil pesos) a la firma del presente contrato.</text:span><text:span text:style-name="T7"><text:line-break/></text:span><text:span text:style-name="T7">ii) Un pago por la cantidad de $6,000.00 (seis mil pesos) a la entrega del módulo de registro de visitantes el día 28 de febrero de 2008.</text:span><text:span text:style-name="T7"><text:line-break/></text:span><text:span text:style-name="T7">iii) Un pago por la cantidad de $8,000.00 (ocho mil pesos) a la entrega del sitio, el día 31 de marzo de 2008</text:span><text:span text:style-name="T7"><text:line-break/></text:span><text:span text:style-name="T7">iv) La cantidad correspondiente por concepto de trabajos adicionales, a los treinta días de entregados estos.</text:span></text:p>
              </text:list-item>
            </text:list>
          </draw:text-box>
        </draw:frame>
        <presentation:notes draw:style-name="dp2">
          <draw:page-thumbnail draw:name="Slide Image Placeholder 1" draw:style-name="gr1" draw:layer="layout" svg:width="7.143cm" svg:height="9.524cm" svg:x="5.953cm" svg:y="1.931cm" draw:page-number="7" presentation:class="page"/>
          <draw:frame draw:name="Notes Placeholder 2" presentation:style-name="pr6" draw:text-style-name="P2" draw:layer="layout" svg:width="15.239cm" svg:height="11.429cm" svg:x="1.905cm" svg:y="12.065cm" presentation:class="notes" presentation:user-transformed="true">
            <draw:text-box>
              <text:p/>
            </draw:text-box>
          </draw:frame>
        </presentation:notes>
      </draw:page>
      <draw:page draw:name="page8" draw:style-name="dp1" draw:master-page-name="Predeterminado_20_1">
        <draw:frame draw:name="Title 1" presentation:style-name="pr4" draw:text-style-name="P2" draw:layer="layout" svg:width="22.859cm" svg:height="3.165cm" svg:x="1.27cm" svg:y="0.772cm" presentation:class="title" presentation:user-transformed="true">
          <draw:text-box>
            <text:p text:style-name="P1"><text:span text:style-name="T9">Obligaciones de las Partes: Obligaciones del Desarrollador Entrega del sitio</text:span></text:p>
          </draw:text-box>
        </draw:frame>
        <draw:frame draw:name="Text Placeholder 2" presentation:style-name="pr5" draw:text-style-name="P2" draw:layer="layout" svg:width="22.859cm" svg:height="12.584cm" svg:x="1.27cm" svg:y="4.444cm" presentation:class="outline" presentation:user-transformed="true">
          <draw:text-box>
            <text:list text:style-name="L3">
              <text:list-item>
                <text:p text:style-name="P4"><text:span text:style-name="T4">El plazo de entrega se puede pactar en forma conjunta para todo el sistema o mediante pruebas parciales</text:span></text:p>
              </text:list-item>
              <text:list-item>
                <text:p text:style-name="P4"><text:span text:style-name="T4">Es conveniente la inclusión de una cláusula penal para prever las indemnizaciones en caso de incumplimiento</text:span></text:p>
              </text:list-item>
            </text:list>
            <text:p text:style-name="P9"><text:span text:style-name="T4"/></text:p>
          </draw:text-box>
        </draw:frame>
        <presentation:notes draw:style-name="dp2">
          <draw:page-thumbnail draw:name="Slide Image Placeholder 1" draw:style-name="gr1" draw:layer="layout" svg:width="7.143cm" svg:height="9.524cm" svg:x="5.953cm" svg:y="1.931cm" draw:page-number="8" presentation:class="page"/>
          <draw:frame draw:name="Notes Placeholder 2" presentation:style-name="pr6" draw:text-style-name="P2" draw:layer="layout" svg:width="15.239cm" svg:height="11.429cm" svg:x="1.905cm" svg:y="12.065cm" presentation:class="notes" presentation:user-transformed="true">
            <draw:text-box>
              <text:p/>
            </draw:text-box>
          </draw:frame>
        </presentation:notes>
      </draw:page>
      <draw:page draw:name="Entrega del sitio Web Ejemplos" draw:style-name="dp1" draw:master-page-name="Predeterminado_20_1">
        <draw:frame draw:name="Title 1" presentation:style-name="pr4" draw:text-style-name="P2" draw:layer="layout" svg:width="22.859cm" svg:height="3.165cm" svg:x="1.27cm" svg:y="0.772cm" presentation:class="title" presentation:user-transformed="true">
          <draw:text-box>
            <text:p text:style-name="P1"><text:span text:style-name="T3">Entrega del sitio Web Ejemplos</text:span></text:p>
          </draw:text-box>
        </draw:frame>
        <draw:frame draw:name="Text Placeholder 2" presentation:style-name="pr5" draw:text-style-name="P2" draw:layer="layout" svg:width="22.859cm" svg:height="12.584cm" svg:x="1.27cm" svg:y="4.444cm" presentation:class="outline" presentation:user-transformed="true">
          <draw:text-box>
            <text:list text:style-name="L3">
              <text:list-item>
                <text:p text:style-name="P8"><text:span text:style-name="T7">QUINTA.- El Desarrollador entregara el sitio web funcionando, en el servidor que el Cliente designe, a más tardar el día 1 de enero de 2008</text:span></text:p>
              </text:list-item>
            </text:list>
            <text:p text:style-name="P10"><text:span text:style-name="T7"/></text:p>
            <text:list text:continue-numbering="true" text:style-name="L3">
              <text:list-item>
                <text:p text:style-name="P8"><text:span text:style-name="T7">QUINTA.- La fecha límite de entrega de las propuestas gráficas, por parte del Desarrollador, será el día 1 de enero de 2008.</text:span><text:span text:style-name="T7"><text:line-break/></text:span><text:span text:style-name="T7">A partir de la fecha de entrega de las propuestas gráficas el Cliente deberá comunicar al Desarrollador la propuesta seleccionada a más tardar 5 días hábiles posteriores a la entrega de propuestas, junto con las objeciones que tenga de la misma.</text:span><text:span text:style-name="T7"><text:line-break/></text:span><text:span text:style-name="T7">Recibida la propuesta seleccionada con sus comentarios, el Desarrollador cuenta con 45 días hábiles para entregar el sitio completo a el Cliente</text:span><text:span text:style-name="T8">.</text:span><text:span text:style-name="T8"><text:line-break/></text:span><text:span text:style-name="T8"/></text:p>
              </text:list-item>
              <text:list-item>
                <text:p text:style-name="P8"><text:span text:style-name="T7">SEXTA: EL atraso en el cumplimiento de los plazos establecidos por la presente hará pasible al desarrollador de un descuento en el saldo del precio consistente en $ 20 (Pesos veinte) por cada día de atraso, los cuales se configuraran sin necesidad de interpelación previa y por el mero cumplimiento de los términos establecidos en el presente</text:span></text:p>
              </text:list-item>
            </text:list>
          </draw:text-box>
        </draw:frame>
        <presentation:notes draw:style-name="dp2">
          <draw:page-thumbnail draw:name="Slide Image Placeholder 1" draw:style-name="gr1" draw:layer="layout" svg:width="7.143cm" svg:height="9.524cm" svg:x="5.953cm" svg:y="1.931cm" draw:page-number="9" presentation:class="page"/>
          <draw:frame draw:name="Notes Placeholder 2" presentation:style-name="pr6" draw:text-style-name="P2" draw:layer="layout" svg:width="15.239cm" svg:height="11.429cm" svg:x="1.905cm" svg:y="12.065cm" presentation:class="notes" presentation:user-transformed="true">
            <draw:text-box>
              <text:p/>
            </draw:text-box>
          </draw:frame>
        </presentation:notes>
      </draw:page>
      <draw:page draw:name="Registro del Sitio" draw:style-name="dp1" draw:master-page-name="Predeterminado_20_1">
        <draw:frame draw:name="Title 1" presentation:style-name="pr4" draw:text-style-name="P2" draw:layer="layout" svg:width="22.859cm" svg:height="3.165cm" svg:x="1.27cm" svg:y="0.772cm" presentation:class="title" presentation:user-transformed="true">
          <draw:text-box>
            <text:p text:style-name="P1"><text:span text:style-name="T3">Registro del Sitio</text:span></text:p>
          </draw:text-box>
        </draw:frame>
        <draw:frame draw:name="Text Placeholder 2" presentation:style-name="pr5" draw:text-style-name="P2" draw:layer="layout" svg:width="22.859cm" svg:height="12.584cm" svg:x="1.27cm" svg:y="4.444cm" presentation:class="outline" presentation:user-transformed="true">
          <draw:text-box>
            <text:list text:style-name="L3">
              <text:list-item>
                <text:p text:style-name="P4"><text:span text:style-name="T4">Es una obligación accesoria habitual asumida por el desarrollador</text:span></text:p>
              </text:list-item>
              <text:list-item>
                <text:p text:style-name="P4"><text:span text:style-name="T4">Debe establecerse la titularidad del sitio y si el mismo se registrará ante el Nik argentina (.com.ar) o ante la autoridad de numeros de internet (.com) y en tal caso quien asume los costos</text:span></text:p>
              </text:list-item>
            </text:list>
          </draw:text-box>
        </draw:frame>
        <presentation:notes draw:style-name="dp2">
          <draw:page-thumbnail draw:name="Slide Image Placeholder 1" draw:style-name="gr1" draw:layer="layout" svg:width="7.143cm" svg:height="9.524cm" svg:x="5.953cm" svg:y="1.931cm" draw:page-number="10" presentation:class="page"/>
          <draw:frame draw:name="Notes Placeholder 2" presentation:style-name="pr6" draw:text-style-name="P2" draw:layer="layout" svg:width="15.239cm" svg:height="11.429cm" svg:x="1.905cm" svg:y="12.065cm" presentation:class="notes" presentation:user-transformed="true">
            <draw:text-box>
              <text:p/>
            </draw:text-box>
          </draw:frame>
        </presentation:notes>
      </draw:page>
      <draw:page draw:name="Registro Ejemplos" draw:style-name="dp1" draw:master-page-name="Predeterminado_20_1">
        <draw:frame draw:name="Title 1" presentation:style-name="pr4" draw:text-style-name="P2" draw:layer="layout" svg:width="22.859cm" svg:height="3.165cm" svg:x="1.27cm" svg:y="0.772cm" presentation:class="title" presentation:user-transformed="true">
          <draw:text-box>
            <text:p text:style-name="P1"><text:span text:style-name="T3">Registro Ejemplos</text:span></text:p>
          </draw:text-box>
        </draw:frame>
        <draw:frame draw:name="Text Placeholder 2" presentation:style-name="pr5" draw:text-style-name="P2" draw:layer="layout" svg:width="22.859cm" svg:height="12.584cm" svg:x="1.27cm" svg:y="4.444cm" presentation:class="outline" presentation:user-transformed="true">
          <draw:text-box>
            <text:list text:style-name="L3">
              <text:list-item>
                <text:p text:style-name="P6"><text:span text:style-name="T5">Séptima: El desarrollador se compromete a gestionar el registro del nombre de dominio </text:span><text:span text:style-name="T5"><text:a xlink:href="http://www.ejemplo.com.ar/">www.ejemplo.com.ar</text:a></text:span><text:span text:style-name="T5"> <text:s/>ante las autoridades nacionales competentes a nombre y beneficio de El Cliente, trámite que se encontrará concluido al momento de la entrega del sistema</text:span><text:span text:style-name="T5"><text:line-break/></text:span><text:span text:style-name="T5"/></text:p>
              </text:list-item>
              <text:list-item>
                <text:p text:style-name="P6"><text:span text:style-name="T5">Séptima El desarrollador se compromete a gestionar el registro del nombre de dominio www.ejemplo.com ante las autoridades competentes a nombre y beneficio de El Cliente, trámite que se encontrará concluido al momento de la entrega del sistema, asumiendo los costos derivados del trámite, los que se encuentran incluidos en el cprecio total del sistema</text:span></text:p>
              </text:list-item>
            </text:list>
          </draw:text-box>
        </draw:frame>
        <presentation:notes draw:style-name="dp2">
          <draw:page-thumbnail draw:name="Slide Image Placeholder 1" draw:style-name="gr1" draw:layer="layout" svg:width="7.143cm" svg:height="9.524cm" svg:x="5.953cm" svg:y="1.931cm" draw:page-number="11" presentation:class="page"/>
          <draw:frame draw:name="Notes Placeholder 2" presentation:style-name="pr6" draw:text-style-name="P2" draw:layer="layout" svg:width="15.239cm" svg:height="11.429cm" svg:x="1.905cm" svg:y="12.065cm" presentation:class="notes" presentation:user-transformed="true">
            <draw:text-box>
              <text:p/>
            </draw:text-box>
          </draw:frame>
        </presentation:notes>
      </draw:page>
      <draw:page draw:name="Propiedad Intelectual" draw:style-name="dp1" draw:master-page-name="Predeterminado_20_1">
        <draw:frame draw:name="Title 1" presentation:style-name="pr4" draw:text-style-name="P2" draw:layer="layout" svg:width="22.859cm" svg:height="3.165cm" svg:x="1.27cm" svg:y="0.772cm" presentation:class="title" presentation:user-transformed="true">
          <draw:text-box>
            <text:p text:style-name="P1"><text:span text:style-name="T3">Propiedad Intelectual</text:span></text:p>
          </draw:text-box>
        </draw:frame>
        <draw:frame draw:name="Text Placeholder 2" presentation:style-name="pr5" draw:text-style-name="P2" draw:layer="layout" svg:width="22.859cm" svg:height="12.584cm" svg:x="1.27cm" svg:y="4.444cm" presentation:class="outline" presentation:user-transformed="true">
          <draw:text-box>
            <text:list text:style-name="L3">
              <text:list-item>
                <text:p text:style-name="P4"><text:span text:style-name="T4">Hay que diferenciar entre el contenido de la página y el desarrollo de la misma</text:span></text:p>
              </text:list-item>
              <text:list-item>
                <text:p text:style-name="P4"><text:span text:style-name="T4">El desarrollador puede pactar la cesión de lo desarrollado o conservar la propiedad de la página, otorgando una licencia de uso.</text:span></text:p>
              </text:list-item>
            </text:list>
            <text:p text:style-name="P9"><text:span text:style-name="T4"/></text:p>
          </draw:text-box>
        </draw:frame>
        <presentation:notes draw:style-name="dp2">
          <draw:page-thumbnail draw:name="Slide Image Placeholder 1" draw:style-name="gr1" draw:layer="layout" svg:width="7.143cm" svg:height="9.524cm" svg:x="5.953cm" svg:y="1.931cm" draw:page-number="12" presentation:class="page"/>
          <draw:frame draw:name="Notes Placeholder 2" presentation:style-name="pr6" draw:text-style-name="P2" draw:layer="layout" svg:width="15.239cm" svg:height="11.429cm" svg:x="1.905cm" svg:y="12.065cm" presentation:class="notes" presentation:user-transformed="true">
            <draw:text-box>
              <text:p/>
            </draw:text-box>
          </draw:frame>
        </presentation:notes>
      </draw:page>
      <draw:page draw:name="Propiedad Intelectual Ejemplos" draw:style-name="dp1" draw:master-page-name="Predeterminado_20_1">
        <draw:frame draw:name="Title 1" presentation:style-name="pr4" draw:text-style-name="P2" draw:layer="layout" svg:width="22.859cm" svg:height="3.165cm" svg:x="1.27cm" svg:y="0.772cm" presentation:class="title" presentation:user-transformed="true">
          <draw:text-box>
            <text:p text:style-name="P1"><text:span text:style-name="T3">Propiedad Intelectual Ejemplos</text:span></text:p>
          </draw:text-box>
        </draw:frame>
        <draw:frame draw:name="Text Placeholder 2" presentation:style-name="pr5" draw:text-style-name="P2" draw:layer="layout" svg:width="22.859cm" svg:height="12.584cm" svg:x="1.27cm" svg:y="4.444cm" presentation:class="outline" presentation:user-transformed="true">
          <draw:text-box>
            <text:list text:style-name="L3">
              <text:list-item>
                <text:p text:style-name="P8"><text:span text:style-name="T7">Octava: El Desarrollador es el titular de todos los derechos que en virtud de las leyes de Propiedad Intelectual se le reconocen al creador de una obra. En tal virtud, hasta que no exista una transmisión de los derechos de explotación de los mismos, el Cliente se encuentra impedido para utilizarla de manera pública sin la autorización del Desarrollador. El desarrollador estará obligado a expedir la licencia de uso al Cliente al momento de cubrir todos los cargos generados por los trabajos de desarrollo del sitio web.</text:span></text:p>
              </text:list-item>
              <text:list-item>
                <text:p text:style-name="P8"><text:span text:style-name="T7">Octava: El Desarrollador reconoce expresamente que pertenece a el Cliente la plena y exclusiva titularidad y propiedad de todos y cada uno de los elementos de la páginas de internet del portal objeto del presente contrato, por este acto el Desarrollador cede y transfiere, en forma irrevocable y sin limitación alguna a el Cliente, todos los derechos y acciones que le corresponden, y que le sean reconocidos en el futuro en cualquier país, derivados de sus servicios para el cumplimiento de lo establecido en el presente contrato. El precio pactado en el presente contrato cubre a satisfacción del Desarrollador la totalidad de los trabajos por la creación del sitio web</text:span></text:p>
              </text:list-item>
            </text:list>
          </draw:text-box>
        </draw:frame>
        <presentation:notes draw:style-name="dp2">
          <draw:page-thumbnail draw:name="Slide Image Placeholder 1" draw:style-name="gr1" draw:layer="layout" svg:width="7.143cm" svg:height="9.524cm" svg:x="5.953cm" svg:y="1.931cm" draw:page-number="13" presentation:class="page"/>
          <draw:frame draw:name="Notes Placeholder 2" presentation:style-name="pr6" draw:text-style-name="P2" draw:layer="layout" svg:width="15.239cm" svg:height="11.429cm" svg:x="1.905cm" svg:y="12.065cm" presentation:class="notes" presentation:user-transformed="true">
            <draw:text-box>
              <text:p/>
            </draw:text-box>
          </draw:frame>
        </presentation:notes>
      </draw:page>
      <draw:page draw:name="Garantías respecto al material y licencias" draw:style-name="dp1" draw:master-page-name="Predeterminado_20_1">
        <draw:frame draw:name="Title 1" presentation:style-name="pr4" draw:text-style-name="P2" draw:layer="layout" svg:width="22.859cm" svg:height="3.165cm" svg:x="1.27cm" svg:y="0.772cm" presentation:class="title" presentation:user-transformed="true">
          <draw:text-box>
            <text:p text:style-name="P1"><text:span text:style-name="T9">Garantías respecto al material y licencias</text:span></text:p>
          </draw:text-box>
        </draw:frame>
        <draw:frame draw:name="Text Placeholder 2" presentation:style-name="pr5" draw:text-style-name="P2" draw:layer="layout" svg:width="22.859cm" svg:height="12.584cm" svg:x="1.27cm" svg:y="4.444cm" presentation:class="outline" presentation:user-transformed="true">
          <draw:text-box>
            <text:list text:style-name="L3">
              <text:list-item>
                <text:p text:style-name="P11"><text:span text:style-name="T10">Novena será responsabilidad del Cliente obtener todo tipo de licencias permisos o cesiones de derechos relativos al material que entrega y se incluye en los sitios</text:span></text:p>
              </text:list-item>
              <text:list-item>
                <text:p text:style-name="P11"><text:span text:style-name="T10">Décima: El Desarrollador asume la garantía por las licencias de los programas utilizados para el desarrollo y mantenimiento del sitio objeto del presente contrato, debiendo responder en los casos de acciones judiciales y/o de hecho que turben el uso del sistema entregado</text:span></text:p>
              </text:list-item>
            </text:list>
          </draw:text-box>
        </draw:frame>
        <presentation:notes draw:style-name="dp2">
          <draw:page-thumbnail draw:name="Slide Image Placeholder 1" draw:style-name="gr1" draw:layer="layout" svg:width="7.143cm" svg:height="9.524cm" svg:x="5.953cm" svg:y="1.931cm" draw:page-number="14" presentation:class="page"/>
          <draw:frame draw:name="Notes Placeholder 2" presentation:style-name="pr6" draw:text-style-name="P2" draw:layer="layout" svg:width="15.239cm" svg:height="11.429cm" svg:x="1.905cm" svg:y="12.065cm" presentation:class="notes" presentation:user-transformed="true">
            <draw:text-box>
              <text:p/>
            </draw:text-box>
          </draw:frame>
        </presentation:notes>
      </draw:page>
      <draw:page draw:name="No asociación" draw:style-name="dp1" draw:master-page-name="Predeterminado_20_1">
        <draw:frame draw:name="Title 1" presentation:style-name="pr4" draw:text-style-name="P2" draw:layer="layout" svg:width="22.859cm" svg:height="3.165cm" svg:x="1.27cm" svg:y="0.772cm" presentation:class="title" presentation:user-transformed="true">
          <draw:text-box>
            <text:p text:style-name="P1"><text:span text:style-name="T3">No asociación</text:span></text:p>
          </draw:text-box>
        </draw:frame>
        <draw:frame draw:name="Text Placeholder 2" presentation:style-name="pr5" draw:text-style-name="P2" draw:layer="layout" svg:width="22.859cm" svg:height="12.584cm" svg:x="1.27cm" svg:y="4.444cm" presentation:class="outline" presentation:user-transformed="true">
          <draw:text-box>
            <text:list text:style-name="L3">
              <text:list-item>
                <text:p text:style-name="P6"><text:span text:style-name="T5">Establece la independencia del desarrollador y cliente en el caso de responsabilidades civiles o laborales</text:span><text:span text:style-name="T5"><text:line-break/></text:span><text:span text:style-name="T5"/></text:p>
              </text:list-item>
              <text:list-item>
                <text:p text:style-name="P6"><text:span text:style-name="T5">Ejemplo</text:span><text:span text:style-name="T5"><text:line-break/></text:span><text:span text:style-name="T5"><text:line-break/></text:span><text:span text:style-name="T6">DÉCIMO PRIMERA.- Ninguna de las cláusulas de este contrato deberá interpretarse en el sentido de que el desarrollador desempeñará el cargo de empleado, agente, comisionista, factor, dependiente, o representante legal de el Cliente para cualquier propósito. Consecuentemente el desarrollador no esta autorizado para llevar a cabo, funciones, actividades <text:s/>tareas de las que por su naturaleza correspondan a las figuras antes señaladas, ni para aceptar o firmar acuerdos, convenios o contratos, en nombre o representación del Cliente o para alterar los términos contractuales.</text:span></text:p>
              </text:list-item>
            </text:list>
          </draw:text-box>
        </draw:frame>
        <presentation:notes draw:style-name="dp2">
          <draw:page-thumbnail draw:name="Slide Image Placeholder 1" draw:style-name="gr1" draw:layer="layout" svg:width="7.143cm" svg:height="9.524cm" svg:x="5.953cm" svg:y="1.931cm" draw:page-number="15" presentation:class="page"/>
          <draw:frame draw:name="Notes Placeholder 2" presentation:style-name="pr6" draw:text-style-name="P2" draw:layer="layout" svg:width="15.239cm" svg:height="11.429cm" svg:x="1.905cm" svg:y="12.065cm" presentation:class="notes" presentation:user-transformed="true">
            <draw:text-box>
              <text:p/>
            </draw:text-box>
          </draw:frame>
        </presentation:notes>
      </draw:page>
      <draw:page draw:name="Personas autorizadas para la toma de decisiones" draw:style-name="dp1" draw:master-page-name="Predeterminado_20_1">
        <draw:frame draw:name="Title 1" presentation:style-name="pr4" draw:text-style-name="P2" draw:layer="layout" svg:width="22.859cm" svg:height="3.165cm" svg:x="1.27cm" svg:y="0.772cm" presentation:class="title" presentation:user-transformed="true">
          <draw:text-box>
            <text:p text:style-name="P1"><text:span text:style-name="T11">Personas autorizadas para la toma de decisiones</text:span></text:p>
          </draw:text-box>
        </draw:frame>
        <draw:frame draw:name="Text Placeholder 2" presentation:style-name="pr5" draw:text-style-name="P2" draw:layer="layout" svg:width="22.859cm" svg:height="12.584cm" svg:x="1.27cm" svg:y="4.444cm" presentation:class="outline" presentation:user-transformed="true">
          <draw:text-box>
            <text:list text:style-name="L3">
              <text:list-item>
                <text:p text:style-name="P12"><text:span text:style-name="T6">DECIMO PRIMERA.- Cualquier adición o modificación al presente contrato solo surtirá efecto cuando sea otorgada por escrito por los representantes de ambas partes mencioandos en el encabezamiento</text:span></text:p>
              </text:list-item>
              <text:list-item>
                <text:p text:style-name="P12"><text:span text:style-name="T6">DECIMO PRIMERA.- Cualquier adición o modificación al presente contrato solo surtirá efecto cuando sea otorgada por escrito por las personas facultadas para aprobar cambios por parte del Cliente de acuerdo con la siguiente enunciación:</text:span><text:span text:style-name="T6"><text:line-break/></text:span><text:span text:style-name="T6">Juan Pérez, DNI 22.333.444, facultado para autorizar cualquier cambio.</text:span><text:span text:style-name="T6"><text:line-break/></text:span><text:span text:style-name="T6">Margarita Ramírez, DNI 22.331.455, facultada para autorizar cambios solo en cuanto al diseño gráfico.</text:span><text:span text:style-name="T6"><text:line-break/></text:span><text:span text:style-name="T6">Ignacio Sánchez, DNI 21.333.555, facultado para autorizar cambios en la programación y la funcionalidad del sitio.</text:span><text:span text:style-name="T6"><text:line-break/></text:span><text:span text:style-name="T6">Javier Gómez DNI 11.222.333, facultado para autorizar cambios en el precio de los trabajos adicionales.</text:span></text:p>
              </text:list-item>
            </text:list>
          </draw:text-box>
        </draw:frame>
        <presentation:notes draw:style-name="dp2">
          <draw:page-thumbnail draw:name="Slide Image Placeholder 1" draw:style-name="gr1" draw:layer="layout" svg:width="7.143cm" svg:height="9.524cm" svg:x="5.953cm" svg:y="1.931cm" draw:page-number="16" presentation:class="page"/>
          <draw:frame draw:name="Notes Placeholder 2" presentation:style-name="pr6" draw:text-style-name="P2" draw:layer="layout" svg:width="15.239cm" svg:height="11.429cm" svg:x="1.905cm" svg:y="12.065cm" presentation:class="notes" presentation:user-transformed="true">
            <draw:text-box>
              <text:p/>
            </draw:text-box>
          </draw:frame>
        </presentation:notes>
      </draw:page>
      <draw:page draw:name="Pacto Comisorio" draw:style-name="dp1" draw:master-page-name="Predeterminado_20_1">
        <draw:frame draw:name="Title 1" presentation:style-name="pr4" draw:text-style-name="P2" draw:layer="layout" svg:width="22.859cm" svg:height="3.165cm" svg:x="1.27cm" svg:y="0.772cm" presentation:class="title" presentation:user-transformed="true">
          <draw:text-box>
            <text:p text:style-name="P1"><text:span text:style-name="T3">Pacto Comisorio</text:span></text:p>
          </draw:text-box>
        </draw:frame>
        <draw:frame draw:name="Text Placeholder 2" presentation:style-name="pr5" draw:text-style-name="P2" draw:layer="layout" svg:width="22.859cm" svg:height="12.584cm" svg:x="1.27cm" svg:y="4.444cm" presentation:class="outline" presentation:user-transformed="true">
          <draw:text-box>
            <text:list text:style-name="L3">
              <text:list-item>
                <text:p text:style-name="P4"><text:span text:style-name="T4">Permite resolver el contrato en caso de incumplimiento</text:span></text:p>
              </text:list-item>
              <text:list-item>
                <text:p text:style-name="P4"><text:span text:style-name="T4">Asimismo permite establecer un parámetro objetivo de incumplimiento</text:span></text:p>
              </text:list-item>
            </text:list>
          </draw:text-box>
        </draw:frame>
        <presentation:notes draw:style-name="dp2">
          <draw:page-thumbnail draw:name="Slide Image Placeholder 1" draw:style-name="gr1" draw:layer="layout" svg:width="7.143cm" svg:height="9.524cm" svg:x="5.953cm" svg:y="1.931cm" draw:page-number="17" presentation:class="page"/>
          <draw:frame draw:name="Notes Placeholder 2" presentation:style-name="pr6" draw:text-style-name="P2" draw:layer="layout" svg:width="15.239cm" svg:height="11.429cm" svg:x="1.905cm" svg:y="12.065cm" presentation:class="notes" presentation:user-transformed="true">
            <draw:text-box>
              <text:p/>
            </draw:text-box>
          </draw:frame>
        </presentation:notes>
      </draw:page>
      <draw:page draw:name="Ejemplo" draw:style-name="dp1" draw:master-page-name="Predeterminado_20_1">
        <draw:frame draw:name="Title 1" presentation:style-name="pr4" draw:text-style-name="P2" draw:layer="layout" svg:width="22.859cm" svg:height="3.165cm" svg:x="1.27cm" svg:y="0.772cm" presentation:class="title" presentation:user-transformed="true">
          <draw:text-box>
            <text:p text:style-name="P1"><text:span text:style-name="T3">Ejemplo</text:span></text:p>
          </draw:text-box>
        </draw:frame>
        <draw:frame draw:name="Text Placeholder 2" presentation:style-name="pr5" draw:text-style-name="P2" draw:layer="layout" svg:width="22.859cm" svg:height="12.584cm" svg:x="1.27cm" svg:y="4.444cm" presentation:class="outline" presentation:user-transformed="true">
          <draw:text-box>
            <text:list text:style-name="L3">
              <text:list-item>
                <text:p text:style-name="P4"><text:span text:style-name="T12">DECIMO PRIMERA En caso de incumplimiento de las partes de las cláusulas del presente contrato, las mismas incurrirán en mora, la cual se operará de pleno derecho, por el mero transcurso del tiempo, sin necesidad de interpelación judicial o extrajudicial previa, permitiendo a la parte no incursa la resolución del presente en los términos del art. 1204 del Cod. Civil</text:span></text:p>
              </text:list-item>
            </text:list>
          </draw:text-box>
        </draw:frame>
        <presentation:notes draw:style-name="dp2">
          <draw:page-thumbnail draw:name="Slide Image Placeholder 1" draw:style-name="gr1" draw:layer="layout" svg:width="7.143cm" svg:height="9.524cm" svg:x="5.953cm" svg:y="1.931cm" draw:page-number="18" presentation:class="page"/>
          <draw:frame draw:name="Notes Placeholder 2" presentation:style-name="pr6" draw:text-style-name="P2" draw:layer="layout" svg:width="15.239cm" svg:height="11.429cm" svg:x="1.905cm" svg:y="12.065cm" presentation:class="notes" presentation:user-transformed="true">
            <draw:text-box>
              <text:p/>
            </draw:text-box>
          </draw:frame>
        </presentation:notes>
      </draw:page>
      <draw:page draw:name="Domicilio y resolución de controversias" draw:style-name="dp1" draw:master-page-name="Predeterminado_20_1">
        <draw:frame draw:name="Title 1" presentation:style-name="pr4" draw:text-style-name="P2" draw:layer="layout" svg:width="22.859cm" svg:height="3.165cm" svg:x="1.27cm" svg:y="0.772cm" presentation:class="title" presentation:user-transformed="true">
          <draw:text-box>
            <text:p text:style-name="P1"><text:span text:style-name="T9">Domicilio y resolución de controversias</text:span></text:p>
          </draw:text-box>
        </draw:frame>
        <draw:frame draw:name="Text Placeholder 2" presentation:style-name="pr5" draw:text-style-name="P2" draw:layer="layout" svg:width="22.859cm" svg:height="12.584cm" svg:x="1.27cm" svg:y="4.444cm" presentation:class="outline" presentation:user-transformed="true">
          <draw:text-box>
            <text:list text:style-name="L3">
              <text:list-item>
                <text:p text:style-name="P11"><text:span text:style-name="T13">DECIMO SEGUNDA: <text:s/>Para cualquier divergencia que pudiera surgir de la aplicación e interpretación de las cláusulas del presente contrato, las partes se someten a la Jurisdicción de los tribunales Ordinarios de la ciudad de La Plata, renunciando a cualquier otro fuero o jurisdicción que pudiera corresponder, citando como domicilios especiales los mencionados en el encabezamiento donde se tendrán por válidas todas la notificaciones y requerimientos , aunque sus moradores no se hallen en el lugar.</text:span></text:p>
              </text:list-item>
            </text:list>
          </draw:text-box>
        </draw:frame>
        <presentation:notes draw:style-name="dp2">
          <draw:page-thumbnail draw:name="Slide Image Placeholder 1" draw:style-name="gr1" draw:layer="layout" svg:width="7.143cm" svg:height="9.524cm" svg:x="5.953cm" svg:y="1.931cm" draw:page-number="19" presentation:class="page"/>
          <draw:frame draw:name="Notes Placeholder 2" presentation:style-name="pr6" draw:text-style-name="P2" draw:layer="layout" svg:width="15.239cm" svg:height="11.429cm" svg:x="1.905cm" svg:y="12.065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ab-stops>
          <style:tab-stop style:position="0.952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6cm"/>
          <style:tab-stop style:position="14.974cm"/>
          <style:tab-stop style:position="16.222cm"/>
          <style:tab-stop style:position="17.47cm"/>
          <style:tab-stop style:position="18.718cm"/>
          <style:tab-stop style:position="19.966cm"/>
          <style:tab-stop style:position="21.214cm"/>
          <style:tab-stop style:position="22.462cm"/>
          <style:tab-stop style:position="23.71cm"/>
          <style:tab-stop style:position="24.958cm"/>
        </style:tab-stops>
      </style:paragraph-properties>
      <style:text-properties fo:color="#000000" style:text-outline="false" style:text-line-through-style="none" fo:font-family="Arial" style:font-family-generic="roman" fo:font-size="28pt" fo:letter-spacing="normal" fo:language="es" fo:country="AR" fo:font-style="normal" fo:text-shadow="none" style:text-underline-style="none" fo:font-weight="normal" style:letter-kerning="true" style:font-family-asian="'Microsoft YaHei'" style:font-size-asian="28pt" style:language-asian="es" style:country-asian="AR" style:font-style-asian="normal" style:font-weight-asian="normal" style:font-family-complex="'Lucida Sans'" style:font-family-generic-complex="system" style:font-pitch-complex="variable" style:font-size-complex="28pt" style:language-complex="es" style:country-complex="AR" style:font-style-complex="normal" style:font-weight-complex="normal" style:text-emphasize="none" style:font-relief="none" style:text-overline-style="none" style:text-overline-color="font-color" fo:hyphenate="false"/>
    </style:style>
    <style:style style:name="Predeterminado-outline2" style:family="presentation" style:parent-style-name="Predeterminado-outline1">
      <style:paragraph-properties fo:margin-top="0cm" fo:margin-bottom="0.4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terminado-outline3" style:family="presentation" style:parent-style-name="Predeterminado-outline2">
      <style:paragraph-properties fo:margin-top="0cm" fo:margin-bottom="0.3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terminado-outline4" style:family="presentation" style:parent-style-name="Predeterminado-outline3">
      <style:paragraph-properties fo:margin-top="0cm" fo:margin-bottom="0.2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redeterminado_20_1-background" style:display-name="Predeterminado 1-background" style:family="presentation">
      <style:graphic-properties draw:stroke="none" draw:fill="solid" draw:fill-color="#ffffff"/>
      <style:text-properties style:letter-kerning="true"/>
    </style:style>
    <style:style style:name="Predeterminado_20_1-backgroundobjects" style:display-name="Predeterminado 1-backgroundobjects" style:family="presentation">
      <style:graphic-properties draw:textarea-horizontal-align="justify" draw:shadow="hidden" draw:shadow-offset-x="0.2cm" draw:shadow-offset-y="0.2cm" draw:shadow-color="#808080"/>
      <style:text-properties style:letter-kerning="true"/>
    </style:style>
    <style:style style:name="Predeterminado_20_1-notes" style:display-name="Predeterminad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1-outline1" style:display-name="Predeterminado 1-outline1" style:family="presentation">
      <style:graphic-properties draw:stroke="none" draw:fill="none">
        <text:list-style style:name="Predeterminado_20_1-outline1" style:display-name="Predeterminad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ab-stops>
          <style:tab-stop style:position="0.952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6cm"/>
          <style:tab-stop style:position="14.974cm"/>
          <style:tab-stop style:position="16.222cm"/>
          <style:tab-stop style:position="17.47cm"/>
          <style:tab-stop style:position="18.718cm"/>
          <style:tab-stop style:position="19.966cm"/>
          <style:tab-stop style:position="21.214cm"/>
          <style:tab-stop style:position="22.462cm"/>
          <style:tab-stop style:position="23.71cm"/>
          <style:tab-stop style:position="24.958cm"/>
        </style:tab-stops>
      </style:paragraph-properties>
      <style:text-properties fo:color="#000000" style:text-outline="false" style:text-line-through-style="none" fo:font-family="Arial" style:font-family-generic="roman" fo:font-size="30pt" fo:letter-spacing="normal" fo:language="es" fo:country="AR" fo:font-style="normal" fo:text-shadow="none" style:text-underline-style="none" fo:font-weight="normal" style:letter-kerning="true" style:font-family-asian="'Microsoft YaHei'" style:font-size-asian="30pt" style:language-asian="es" style:country-asian="AR" style:font-style-asian="normal" style:font-weight-asian="normal" style:font-family-complex="'Lucida Sans'" style:font-family-generic-complex="system" style:font-pitch-complex="variable" style:font-size-complex="30pt" style:language-complex="es" style:country-complex="AR" style:font-style-complex="normal" style:font-weight-complex="normal" style:text-emphasize="none" style:font-relief="none" style:text-overline-style="none" style:text-overline-color="font-color" fo:hyphenate="false"/>
    </style:style>
    <style:style style:name="Predeterminado_20_1-outline2" style:display-name="Predeterminado 1-outline2" style:family="presentation" style:parent-style-name="Predeterminado_20_1-outline1">
      <style:paragraph-properties fo:margin-top="0cm" fo:margin-bottom="0.4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terminado_20_1-outline3" style:display-name="Predeterminado 1-outline3" style:family="presentation" style:parent-style-name="Predeterminado_20_1-outline2">
      <style:paragraph-properties fo:margin-top="0cm" fo:margin-bottom="0.3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terminado_20_1-outline4" style:display-name="Predeterminado 1-outline4" style:family="presentation" style:parent-style-name="Predeterminado_20_1-outline3">
      <style:paragraph-properties fo:margin-top="0cm" fo:margin-bottom="0.2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terminado_20_1-outline5" style:display-name="Predeterminado 1-outline5" style:family="presentation" style:parent-style-name="Predeterminado_20_1-outline4">
      <style:paragraph-properties fo:margin-top="0cm" fo:margin-bottom="0.1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top="0cm" fo:margin-bottom="0.1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top="0cm" fo:margin-bottom="0.1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top="0cm" fo:margin-bottom="0.1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top="0cm" fo:margin-bottom="0.1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title" style:display-name="Predeterminado 1-title" style:family="presentation">
      <style:graphic-properties draw:stroke="none" draw:fill="none" draw:textarea-vertical-align="middle">
        <text:list-style style:name="Predeterminado_20_1-title" style:display-name="Predeterminad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1cm" svg:stroke-color="#cc9900" draw:stroke-linejoin="miter" draw:fill="none" draw:textarea-vertical-align="middle" draw:auto-grow-height="false" fo:min-height="0cm" fo:min-width="0cm" fo:padding-top="0.13cm" fo:padding-bottom="0.13cm" fo:padding-left="0.25cm" fo:padding-right="0.25cm" fo:wrap-option="no-wrap"/>
    </style:style>
    <style:style style:name="Mgr4" style:family="graphic" style:parent-style-name="standard">
      <style:graphic-properties draw:stroke="solid" svg:stroke-width="0.053cm" svg:stroke-color="#cc9900" draw:stroke-linejoin="miter" draw:fill="none" draw:textarea-horizontal-align="center" draw:textarea-vertical-align="top" draw:auto-grow-height="false" fo:padding-top="0.13cm" fo:padding-bottom="0.13cm" fo:padding-left="0.25cm" fo:padding-right="0.25cm" fo:wrap-option="wrap"/>
    </style:style>
    <style:style style:name="Mgr5" style:family="graphic" style:parent-style-name="standard">
      <style:graphic-properties draw:stroke="solid" svg:stroke-width="0.053cm" svg:stroke-color="#cc9900" draw:stroke-linejoin="miter" draw:fill="none" draw:textarea-vertical-align="middle" draw:auto-grow-height="false" fo:min-height="0cm" fo:min-width="0cm" fo:padding-top="0.13cm" fo:padding-bottom="0.13cm" fo:padding-left="0.25cm" fo:padding-right="0.25cm" fo:wrap-option="no-wrap"/>
    </style:style>
    <style:style style:name="Mpr1" style:family="presentation" style:parent-style-name="Predeterminado-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Predeterminado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5" style:family="presentation" style:parent-style-name="Predeterminado_20_1-backgroundobjects">
      <style:graphic-properties draw:stroke="none" draw:fill="none" draw:fill-color="#ffffff" draw:auto-grow-height="false" fo:min-height="1.27cm"/>
    </style:style>
    <style:style style:name="Mpr6" style:family="presentation" style:parent-style-name="Predeterminado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text-align="center" style:font-independent-line-spacing="true"/>
      <style:text-properties fo:font-size="18pt"/>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8" style:family="paragraph">
      <style:paragraph-properties fo:text-align="end" style:font-independent-line-spacing="true"/>
      <style:text-properties fo:font-size="18pt" style:font-size-asian="14pt" style:font-size-complex="14pt"/>
    </style:style>
    <style:style style:name="MT1"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úmero&gt;</text:page-number></text:p>
        </draw:text-box>
      </draw:frame>
    </style:handout-master>
    <style:master-page style:name="Predeterminado" style:page-layout-name="PM1" draw:style-name="Mdp1">
      <draw:custom-shape draw:name="Freeform 6" draw:style-name="Mgr3" draw:text-style-name="MP3" draw:layer="backgroundobjects" svg:width="22.013cm" svg:height="2.539cm" svg:x="1.693cm" svg:y="3.387cm">
        <text:p/>
        <draw:enhanced-geometry draw:mirror-horizontal="false" draw:mirror-vertical="false" svg:viewBox="0 0 1000 1000" draw:type="non-primitive" draw:enhanced-path="M ?f0 ?f1 L ?f0 ?f0 ?f1 ?f0 N">
          <draw:equation draw:name="f0" draw:formula="0"/>
          <draw:equation draw:name="f1" draw:formula="1000"/>
          <draw:equation draw:name="f2" draw:formula="width/2"/>
          <draw:equation draw:name="f3" draw:formula="width"/>
          <draw:equation draw:name="f4" draw:formula="height/2"/>
          <draw:equation draw:name="f5" draw:formula="height"/>
        </draw:enhanced-geometry>
      </draw:custom-shape>
      <draw:line draw:name="Straight Connector 7" draw:style-name="Mgr4" draw:text-style-name="MP4" draw:layer="backgroundobjects" svg:x1="5.503cm" svg:y1="11.007cm" svg:x2="23.592cm" svg:y2="11.01cm">
        <text:p/>
      </draw:line>
      <draw:frame draw:name="Date Placeholder 1" presentation:style-name="Mpr1" draw:text-style-name="MP5" draw:layer="backgroundobjects" svg:width="5.921cm" svg:height="1.265cm" svg:x="1.27cm" svg:y="17.343cm" presentation:class="date-time" presentation:user-transformed="true">
        <draw:text-box>
          <text:p/>
        </draw:text-box>
      </draw:frame>
      <draw:frame draw:name="Footer Placeholder 2" presentation:style-name="Mpr1" draw:text-style-name="MP6" draw:layer="backgroundobjects" svg:width="8.038cm" svg:height="1.265cm" svg:x="8.677cm" svg:y="17.343cm" presentation:class="footer" presentation:user-transformed="true">
        <draw:text-box>
          <text:p/>
        </draw:text-box>
      </draw:frame>
      <draw:frame draw:name="Slide Number Placeholder 3" presentation:style-name="Mpr1" draw:text-style-name="MP8" draw:layer="backgroundobjects" svg:width="5.922cm" svg:height="1.265cm" svg:x="18.202cm" svg:y="17.343cm" presentation:class="page-number" presentation:user-transformed="true">
        <draw:text-box>
          <text:p text:style-name="MP7"><text:span text:style-name="MT1"><text:page-number>&lt;número&gt;</text:page-number></text:span></text:p>
        </draw:text-box>
      </draw:frame>
      <draw:frame presentation:style-name="Predeterminado-title" draw:layer="backgroundobjects" svg:width="22.859cm" svg:height="3.18cm" svg:x="1.27cm" svg:y="0.76cm" presentation:class="title" presentation:placeholder="true">
        <draw:text-box/>
      </draw:frame>
      <draw:frame presentation:style-name="Predeterminado-outline1" draw:layer="backgroundobjects" svg:width="22.859cm" svg:height="12.572cm" svg:x="1.27cm" svg:y="4.457cm" presentation:class="outline" presentation:placeholder="true">
        <draw:text-box/>
      </draw:frame>
      <presentation:notes style:page-layout-name="PM2">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úmero&gt;</text:page-number></text:p>
          </draw:text-box>
        </draw:frame>
      </presentation:notes>
    </style:master-page>
    <style:master-page style:name="Predeterminado_20_1" style:display-name="Predeterminado 1" style:page-layout-name="PM1" draw:style-name="Mdp1">
      <draw:custom-shape draw:name="Freeform 6" draw:style-name="Mgr5" draw:text-style-name="MP3" draw:layer="backgroundobjects" svg:width="22.859cm" svg:height="1.692cm" svg:x="1.058cm" svg:y="0.635cm">
        <text:p/>
        <draw:enhanced-geometry draw:mirror-horizontal="false" draw:mirror-vertical="false" svg:viewBox="0 0 1000 1000" draw:type="non-primitive" draw:enhanced-path="M ?f0 ?f1 L ?f0 ?f0 ?f1 ?f0 N">
          <draw:equation draw:name="f0" draw:formula="0"/>
          <draw:equation draw:name="f1" draw:formula="1000"/>
          <draw:equation draw:name="f2" draw:formula="width/2"/>
          <draw:equation draw:name="f3" draw:formula="width"/>
          <draw:equation draw:name="f4" draw:formula="height/2"/>
          <draw:equation draw:name="f5" draw:formula="height"/>
        </draw:enhanced-geometry>
      </draw:custom-shape>
      <draw:line draw:name="Straight Connector 7" draw:style-name="Mgr4" draw:text-style-name="MP4" draw:layer="backgroundobjects" svg:x1="1.27cm" svg:y1="17.145cm" svg:x2="24.13cm" svg:y2="17.149cm">
        <text:p/>
      </draw:line>
      <draw:frame draw:name="Date Placeholder 1" presentation:style-name="Mpr4" draw:text-style-name="MP5" draw:layer="backgroundobjects" svg:width="5.921cm" svg:height="1.265cm" svg:x="1.27cm" svg:y="17.343cm" presentation:class="date-time" presentation:user-transformed="true">
        <draw:text-box>
          <text:p/>
        </draw:text-box>
      </draw:frame>
      <draw:frame draw:name="Footer Placeholder 2" presentation:style-name="Mpr4" draw:text-style-name="MP6" draw:layer="backgroundobjects" svg:width="8.038cm" svg:height="1.264cm" svg:x="8.677cm" svg:y="17.356cm" presentation:class="footer" presentation:user-transformed="true">
        <draw:text-box>
          <text:p/>
        </draw:text-box>
      </draw:frame>
      <draw:frame draw:name="Slide Number Placeholder 3" presentation:style-name="Mpr4" draw:text-style-name="MP8" draw:layer="backgroundobjects" svg:width="5.922cm" svg:height="1.265cm" svg:x="18.202cm" svg:y="17.343cm" presentation:class="page-number" presentation:user-transformed="true">
        <draw:text-box>
          <text:p text:style-name="MP7"><text:span text:style-name="MT1"><text:page-number>&lt;número&gt;</text:page-number></text:span></text:p>
        </draw:text-box>
      </draw:frame>
      <draw:frame presentation:style-name="Predeterminado_20_1-title" draw:layer="backgroundobjects" svg:width="22.859cm" svg:height="3.18cm" svg:x="1.27cm" svg:y="0.76cm" presentation:class="title" presentation:placeholder="true">
        <draw:text-box/>
      </draw:frame>
      <draw:frame presentation:style-name="Predeterminado_20_1-outline1" draw:layer="backgroundobjects" svg:width="22.859cm" svg:height="12.572cm" svg:x="1.27cm" svg:y="4.457cm" presentation:class="outline" presentation:placeholder="true">
        <draw:text-box/>
      </draw:frame>
      <presentation:notes style:page-layout-name="PM2">
        <draw:page-thumbnail presentation:style-name="Predeterminado_20_1-title" draw:layer="backgroundobjects" svg:width="12.699cm" svg:height="9.524cm" svg:x="3.175cm" svg:y="1.93cm" presentation:class="page"/>
        <draw:frame presentation:style-name="Predeterminado_20_1-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presentation:header/></text:p>
          </draw:text-box>
        </draw:frame>
        <draw:frame presentation:style-name="Mpr5" draw:text-style-name="MP2" draw:layer="backgroundobjects" svg:width="8.266cm" svg:height="1.269cm" svg:x="10.783cm" svg:y="0cm" presentation:class="date-time">
          <draw:text-box>
            <text:p text:style-name="MP2"><presentation:date-time/></text:p>
          </draw:text-box>
        </draw:frame>
        <draw:frame presentation:style-name="Mpr6" draw:text-style-name="MP1" draw:layer="backgroundobjects" svg:width="8.266cm" svg:height="1.269cm" svg:x="0cm" svg:y="24.13cm" presentation:class="footer">
          <draw:text-box>
            <text:p text:style-name="MP1"><presentation:footer/></text:p>
          </draw:text-box>
        </draw:frame>
        <draw:frame presentation:style-name="Mpr6" draw:text-style-name="MP2" draw:layer="backgroundobjects" svg:width="8.266cm" svg:height="1.269cm" svg:x="10.783cm" svg:y="24.13cm" presentation:class="page-number">
          <draw:text-box>
            <text:p text:style-name="M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document-statistic meta:object-count="112"/>
    <meta:generator>OpenOffice/4.1.11$Win32 OpenOffice.org_project/4111m1$Build-9808</meta:generator>
  </office:meta>
</office:document-meta>
</file>